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987" officeooo:paragraph-rsid="0010a987" style:font-weight-asian="bold" style:font-weight-complex="bold"/>
    </style:style>
    <style:style style:name="P2" style:family="paragraph" style:parent-style-name="Standard">
      <style:text-properties fo:font-weight="normal" officeooo:rsid="0010a987" officeooo:paragraph-rsid="0010a987" style:font-weight-asian="normal" style:font-weight-complex="normal"/>
    </style:style>
    <style:style style:name="P3" style:family="paragraph" style:parent-style-name="Standard">
      <style:text-properties fo:font-weight="normal" officeooo:rsid="00134e6b" officeooo:paragraph-rsid="00134e6b" style:font-weight-asian="normal" style:font-weight-complex="normal"/>
    </style:style>
    <style:style style:name="P4" style:family="paragraph" style:parent-style-name="Standard">
      <style:text-properties fo:font-size="48pt" fo:font-weight="bold" officeooo:rsid="0010a987" officeooo:paragraph-rsid="0010a987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IRQ </text:p>
      <text:p text:style-name="P1"/>
      <text:p text:style-name="P2">Cirq is a quantum programming language developed for quantum computers by Google. I think qcl is better but since the only documenation it has is a fucking P.Hd thesis (literally) let’s try to get our hands dirty on cirq </text:p>
      <text:p text:style-name="P2"/>
      <text:p text:style-name="P3">The first thing I note is a segementation fault (core dumped) error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3:20:31.820214529</meta:creation-date>
    <dc:date>2018-09-13T03:35:54.224895243</dc:date>
    <meta:editing-duration>PT5M11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3" meta:word-count="52" meta:character-count="295" meta:non-whitespace-character-count="243"/>
  </office:meta>
</office:document-meta>
</file>